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62.10">
            <text:p>Ki-2162.10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6910.0">
            <text:p>6910.0</text:p>
          </table:table-cell>
          <table:table-cell office:value-type="float" office:value="85.0">
            <text:p>8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7">
            <text:p>Ki-717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6050.0">
            <text:p>6050.0</text:p>
          </table:table-cell>
          <table:table-cell office:value-type="float" office:value="90.0">
            <text:p>9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311.01">
            <text:p>Ki-2311.01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8290.0">
            <text:p>8290.0</text:p>
          </table:table-cell>
          <table:table-cell office:value-type="float" office:value="75.0">
            <text:p>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1">
            <text:p>-20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1554">
            <text:p>AAR-1554</text:p>
          </table:table-cell>
          <table:table-cell office:value-type="float" office:value="54.6">
            <text:p>54.6</text:p>
          </table:table-cell>
          <table:table-cell office:value-type="float" office:value="11.19">
            <text:p>11.19</text:p>
          </table:table-cell>
          <table:table-cell office:value-type="float" office:value="9460.0">
            <text:p>9460.0</text:p>
          </table:table-cell>
          <table:table-cell office:value-type="float" office:value="150.0">
            <text:p>15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8">
            <text:p>Ki-71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040.0">
            <text:p>40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5">
            <text:p>-1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2">
            <text:p>AAR-5142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015.0">
            <text:p>9015.0</text:p>
          </table:table-cell>
          <table:table-cell office:value-type="float" office:value="60.0">
            <text:p>6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3">
            <text:p>AAR-5143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160.0">
            <text:p>9160.0</text:p>
          </table:table-cell>
          <table:table-cell office:value-type="float" office:value="75.0">
            <text:p>7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8">
            <text:p>Hel-38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5870.0">
            <text:p>58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">
            <text:p>-4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1">
            <text:p>Ki-1709.01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010.0">
            <text:p>7010.0</text:p>
          </table:table-cell>
          <table:table-cell office:value-type="float" office:value="160.0">
            <text:p>160.0</text:p>
          </table:table-cell>
          <table:table-cell office:value-type="string" office:value="coquina with Cerastoderma edule">
            <text:p>coquina with Cerastoderma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61">
            <text:p>GPI-84/61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950.0">
            <text:p>9950.0</text:p>
          </table:table-cell>
          <table:table-cell office:value-type="float" office:value="660.0">
            <text:p>660.0</text:p>
          </table:table-cell>
          <table:table-cell office:value-type="string" office:value="Cladium peat">
            <text:p>Cladiu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2">
            <text:p>-30.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4">
            <text:p>Ki-374</text:p>
          </table:table-cell>
          <table:table-cell office:value-type="float" office:value="54.52">
            <text:p>54.52</text:p>
          </table:table-cell>
          <table:table-cell office:value-type="float" office:value="10.69">
            <text:p>10.69</text:p>
          </table:table-cell>
          <table:table-cell office:value-type="float" office:value="8100.0">
            <text:p>81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4">
            <text:p>-25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9">
            <text:p>Ki-71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800.0">
            <text:p>800.0</text:p>
          </table:table-cell>
          <table:table-cell office:value-type="float" office:value="90.0">
            <text:p>9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2">
            <text:p>-0.5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5">
            <text:p>Ki-375</text:p>
          </table:table-cell>
          <table:table-cell office:value-type="float" office:value="54.44">
            <text:p>54.44</text:p>
          </table:table-cell>
          <table:table-cell office:value-type="float" office:value="10.67">
            <text:p>10.67</text:p>
          </table:table-cell>
          <table:table-cell office:value-type="float" office:value="8070.0">
            <text:p>807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1">
            <text:p>-2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4">
            <text:p>AAR-2284</text:p>
          </table:table-cell>
          <table:table-cell office:value-type="float" office:value="54.54">
            <text:p>54.54</text:p>
          </table:table-cell>
          <table:table-cell office:value-type="float" office:value="11.18">
            <text:p>11.18</text:p>
          </table:table-cell>
          <table:table-cell office:value-type="float" office:value="1120.0">
            <text:p>1120.0</text:p>
          </table:table-cell>
          <table:table-cell office:value-type="float" office:value="65.0">
            <text:p>6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3">
            <text:p>-1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6">
            <text:p>Hel-38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470.0">
            <text:p>4470.0</text:p>
          </table:table-cell>
          <table:table-cell office:value-type="float" office:value="170.0">
            <text:p>170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0(3)">
            <text:p>Ki-380(3)</text:p>
          </table:table-cell>
          <table:table-cell office:value-type="float" office:value="54.53">
            <text:p>54.53</text:p>
          </table:table-cell>
          <table:table-cell office:value-type="float" office:value="10.68">
            <text:p>10.68</text:p>
          </table:table-cell>
          <table:table-cell office:value-type="float" office:value="8065.0">
            <text:p>8065.0</text:p>
          </table:table-cell>
          <table:table-cell office:value-type="float" office:value="110.0">
            <text:p>110.0</text:p>
          </table:table-cell>
          <table:table-cell office:value-type="string" office:value="peat pocket in marine clay">
            <text:p>peat pocket in 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7.3">
            <text:p>-27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79.01">
            <text:p>Ki-1779.01</text:p>
          </table:table-cell>
          <table:table-cell office:value-type="float" office:value="54.36">
            <text:p>54.36</text:p>
          </table:table-cell>
          <table:table-cell office:value-type="float" office:value="10.15">
            <text:p>10.15</text:p>
          </table:table-cell>
          <table:table-cell office:value-type="float" office:value="7960.0">
            <text:p>7960.0</text:p>
          </table:table-cell>
          <table:table-cell office:value-type="float" office:value="120.0">
            <text:p>12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3">
            <text:p>-16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1">
            <text:p>Ki-381</text:p>
          </table:table-cell>
          <table:table-cell office:value-type="float" office:value="54.57">
            <text:p>54.57</text:p>
          </table:table-cell>
          <table:table-cell office:value-type="float" office:value="10.1">
            <text:p>10.1</text:p>
          </table:table-cell>
          <table:table-cell office:value-type="float" office:value="11880.0">
            <text:p>1188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84.03">
            <text:p>Ki-884.03</text:p>
          </table:table-cell>
          <table:table-cell office:value-type="float" office:value="54.66">
            <text:p>54.66</text:p>
          </table:table-cell>
          <table:table-cell office:value-type="float" office:value="10.76">
            <text:p>10.76</text:p>
          </table:table-cell>
          <table:table-cell office:value-type="float" office:value="8410.0">
            <text:p>841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8">
            <text:p>-2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4">
            <text:p>Ki-214</text:p>
          </table:table-cell>
          <table:table-cell office:value-type="float" office:value="54.42">
            <text:p>54.42</text:p>
          </table:table-cell>
          <table:table-cell office:value-type="float" office:value="10.93">
            <text:p>10.93</text:p>
          </table:table-cell>
          <table:table-cell office:value-type="float" office:value="7550.0">
            <text:p>7550.0</text:p>
          </table:table-cell>
          <table:table-cell office:value-type="float" office:value="140.0">
            <text:p>14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7">
            <text:p>-12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10">
            <text:p>Ki-846.10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7870.0">
            <text:p>7870.0</text:p>
          </table:table-cell>
          <table:table-cell office:value-type="float" office:value="165.0">
            <text:p>165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6">
            <text:p>Ki-71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260.0">
            <text:p>4260.0</text:p>
          </table:table-cell>
          <table:table-cell office:value-type="float" office:value="45.0">
            <text:p>45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21.094">
            <text:p>Ki-621.094</text:p>
          </table:table-cell>
          <table:table-cell office:value-type="float" office:value="54.78">
            <text:p>54.78</text:p>
          </table:table-cell>
          <table:table-cell office:value-type="float" office:value="10.02">
            <text:p>10.02</text:p>
          </table:table-cell>
          <table:table-cell office:value-type="float" office:value="8110.0">
            <text:p>8110.0</text:p>
          </table:table-cell>
          <table:table-cell office:value-type="float" office:value="100.0">
            <text:p>10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8">
            <text:p>-30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7">
            <text:p>Ki-207</text:p>
          </table:table-cell>
          <table:table-cell office:value-type="float" office:value="54.7">
            <text:p>54.7</text:p>
          </table:table-cell>
          <table:table-cell office:value-type="float" office:value="10.16">
            <text:p>10.16</text:p>
          </table:table-cell>
          <table:table-cell office:value-type="float" office:value="9430.0">
            <text:p>9430.0</text:p>
          </table:table-cell>
          <table:table-cell office:value-type="float" office:value="85.0">
            <text:p>8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3">
            <text:p>-31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2">
            <text:p>AAR-2282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60.0">
            <text:p>7160.0</text:p>
          </table:table-cell>
          <table:table-cell office:value-type="float" office:value="100.0">
            <text:p>10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1">
            <text:p>AAR-2281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70.0">
            <text:p>717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0">
            <text:p>AAR-2280</text:p>
          </table:table-cell>
          <table:table-cell office:value-type="float" office:value="54.65">
            <text:p>54.65</text:p>
          </table:table-cell>
          <table:table-cell office:value-type="float" office:value="10.86">
            <text:p>10.86</text:p>
          </table:table-cell>
          <table:table-cell office:value-type="float" office:value="7140.0">
            <text:p>7140.0</text:p>
          </table:table-cell>
          <table:table-cell office:value-type="float" office:value="80.0">
            <text:p>8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A-37103">
            <text:p>KIA-37103</text:p>
          </table:table-cell>
          <table:table-cell office:value-type="float" office:value="54.58">
            <text:p>54.58</text:p>
          </table:table-cell>
          <table:table-cell office:value-type="float" office:value="11.11">
            <text:p>11.1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wood in silty sediments">
            <text:p>wood in silty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2">
            <text:p>-26.2</text:p>
          </table:table-cell>
          <table:table-cell office:value-type="float" office:value="0.7078135347674555">
            <text:p>0.7078135347674555</text:p>
          </table:table-cell>
          <table:table-cell office:value-type="float" office:value="0.7078135347674555">
            <text:p>0.7078135347674555</text:p>
          </table:table-cell>
          <table:table-cell office:value-type="string" office:value="FeldensSchwarzer2012,RosentauEtal2021">
            <text:p>FeldensSchwarzer2012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06.113">
            <text:p>Ki-1106.113</text:p>
          </table:table-cell>
          <table:table-cell office:value-type="float" office:value="54.67">
            <text:p>54.67</text:p>
          </table:table-cell>
          <table:table-cell office:value-type="float" office:value="10.33">
            <text:p>10.33</text:p>
          </table:table-cell>
          <table:table-cell office:value-type="float" office:value="7170.0">
            <text:p>7170.0</text:p>
          </table:table-cell>
          <table:table-cell office:value-type="float" office:value="100.0">
            <text:p>100.0</text:p>
          </table:table-cell>
          <table:table-cell office:value-type="string" office:value="sandy clay">
            <text:p>sandy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5.3">
            <text:p>-25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9">
            <text:p>Ki-209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150.0">
            <text:p>815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4.01">
            <text:p>Ki-1194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490.0">
            <text:p>8490.0</text:p>
          </table:table-cell>
          <table:table-cell office:value-type="float" office:value="300.0">
            <text:p>30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5.01">
            <text:p>Ki-1195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540.0">
            <text:p>8540.0</text:p>
          </table:table-cell>
          <table:table-cell office:value-type="float" office:value="440.0">
            <text:p>44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4">
            <text:p>-21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57">
            <text:p>GPI-84/57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6040.0">
            <text:p>6040.0</text:p>
          </table:table-cell>
          <table:table-cell office:value-type="float" office:value="310.0">
            <text:p>310.0</text:p>
          </table:table-cell>
          <table:table-cell office:value-type="string" office:value="clay, greenish grey, compact, with plant remains and small peat fragments">
            <text:p>clay, greenish grey, compact, with plant remains and small peat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6">
            <text:p>-27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59">
            <text:p>GPI-84/59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330.0">
            <text:p>9330.0</text:p>
          </table:table-cell>
          <table:table-cell office:value-type="float" office:value="440.0">
            <text:p>440.0</text:p>
          </table:table-cell>
          <table:table-cell office:value-type="string" office:value="lake marl as above, sandier,alternations of lighter and darker layers">
            <text:p>lake marl as above, sandier,alternations of lighter and darker layer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9">
            <text:p>Hel-38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1490.0">
            <text:p>14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837">
            <text:p>Ki-1837</text:p>
          </table:table-cell>
          <table:table-cell office:value-type="float" office:value="54.72">
            <text:p>54.72</text:p>
          </table:table-cell>
          <table:table-cell office:value-type="float" office:value="10.3">
            <text:p>10.3</text:p>
          </table:table-cell>
          <table:table-cell office:value-type="float" office:value="10810.0">
            <text:p>10810.0</text:p>
          </table:table-cell>
          <table:table-cell office:value-type="float" office:value="160.0">
            <text:p>16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4.1">
            <text:p>-24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6.01">
            <text:p>Ki-1196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180.0">
            <text:p>8180.0</text:p>
          </table:table-cell>
          <table:table-cell office:value-type="float" office:value="140.0">
            <text:p>14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15.04">
            <text:p>Ki-1315.04</text:p>
          </table:table-cell>
          <table:table-cell office:value-type="float" office:value="54.68">
            <text:p>54.68</text:p>
          </table:table-cell>
          <table:table-cell office:value-type="float" office:value="10.17">
            <text:p>10.17</text:p>
          </table:table-cell>
          <table:table-cell office:value-type="float" office:value="7880.0">
            <text:p>7880.0</text:p>
          </table:table-cell>
          <table:table-cell office:value-type="float" office:value="105.0">
            <text:p>105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3">
            <text:p>-30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6">
            <text:p>Ki-619.16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7060.0">
            <text:p>706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8">
            <text:p>-34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8">
            <text:p>Ki-619.18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10120.0">
            <text:p>10120.0</text:p>
          </table:table-cell>
          <table:table-cell office:value-type="float" office:value="120.0">
            <text:p>12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1">
            <text:p>-35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3">
            <text:p>Ki-1330.03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6600.0">
            <text:p>660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4">
            <text:p>Ki-1330.04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500.0">
            <text:p>8500.0</text:p>
          </table:table-cell>
          <table:table-cell office:value-type="float" office:value="110.0">
            <text:p>110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6">
            <text:p>-23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6.01">
            <text:p>Ki-1706.01</text:p>
          </table:table-cell>
          <table:table-cell office:value-type="float" office:value="54.4">
            <text:p>54.4</text:p>
          </table:table-cell>
          <table:table-cell office:value-type="float" office:value="10.98">
            <text:p>10.98</text:p>
          </table:table-cell>
          <table:table-cell office:value-type="float" office:value="7440.0">
            <text:p>7440.0</text:p>
          </table:table-cell>
          <table:table-cell office:value-type="float" office:value="125.0">
            <text:p>125.0</text:p>
          </table:table-cell>
          <table:table-cell office:value-type="string" office:value="clayey peat">
            <text:p>clayey pea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7.01">
            <text:p>Ki-1707.01</text:p>
          </table:table-cell>
          <table:table-cell office:value-type="float" office:value="54.41">
            <text:p>54.41</text:p>
          </table:table-cell>
          <table:table-cell office:value-type="float" office:value="10.94">
            <text:p>10.94</text:p>
          </table:table-cell>
          <table:table-cell office:value-type="float" office:value="8370.0">
            <text:p>837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8.01">
            <text:p>Ki-1708.01</text:p>
          </table:table-cell>
          <table:table-cell office:value-type="float" office:value="54.4">
            <text:p>54.4</text:p>
          </table:table-cell>
          <table:table-cell office:value-type="float" office:value="10.94">
            <text:p>10.94</text:p>
          </table:table-cell>
          <table:table-cell office:value-type="float" office:value="8950.0">
            <text:p>8950.0</text:p>
          </table:table-cell>
          <table:table-cell office:value-type="float" office:value="105.0">
            <text:p>10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">
            <text:p>Ki-1709.0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770.0">
            <text:p>7770.0</text:p>
          </table:table-cell>
          <table:table-cell office:value-type="float" office:value="140.0">
            <text:p>14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60">
            <text:p>GPI-84/60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8370.0">
            <text:p>8370.0</text:p>
          </table:table-cell>
          <table:table-cell office:value-type="float" office:value="580.0">
            <text:p>580.0</text:p>
          </table:table-cell>
          <table:table-cell office:value-type="string" office:value="clay gyttja with dark to blackish grey">
            <text:p>clay gyttja with dark to blackish gr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3">
            <text:p>-28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04">
            <text:p>Ki-846.04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6720.0">
            <text:p>672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6">
            <text:p>-18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